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1" svg:font-family="'Droid Sans Fallback'" style:font-family-generic="swiss"/>
    <style:font-face style:name="Ubuntu Mono1" svg:font-family="'Ubuntu Mono'" style:font-pitch="fixed"/>
    <style:font-face style:name="Ubuntu Mono" svg:font-family="'Ubuntu Mono'" style:font-adornments="標準" style:font-pitch="fixed"/>
    <style:font-face style:name="Lato" svg:font-family="Lato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 style:master-page-name="Standard">
      <style:table-properties style:width="14.998cm" fo:margin-left="-0.062cm" style:page-number="auto" table:align="left" style:writing-mode="lr-tb"/>
    </style:style>
    <style:style style:name="表格1.A" style:family="table-column">
      <style:table-column-properties style:column-width="14.99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" style:family="table">
      <style:table-properties style:width="14.998cm" fo:margin-left="-0.062cm" table:align="left" style:writing-mode="lr-tb"/>
    </style:style>
    <style:style style:name="表格2.A" style:family="table-column">
      <style:table-column-properties style:column-width="2.272cm"/>
    </style:style>
    <style:style style:name="表格2.B" style:family="table-column">
      <style:table-column-properties style:column-width="8.89cm"/>
    </style:style>
    <style:style style:name="表格2.C" style:family="table-column">
      <style:table-column-properties style:column-width="3.836cm"/>
    </style:style>
    <style:style style:name="表格2.1" style:family="table-row">
      <style:table-row-properties style:min-row-height="0.635cm" fo:keep-together="always"/>
    </style:style>
    <style:style style:name="表格2.A1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2.B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.4" style:family="table-row">
      <style:table-row-properties fo:keep-together="always"/>
    </style:style>
    <style:style style:name="表格2.5" style:family="table-row">
      <style:table-row-properties fo:keep-together="auto"/>
    </style:style>
    <style:style style:name="表格2.6" style:family="table-row">
      <style:table-row-properties fo:keep-together="auto"/>
    </style:style>
    <style:style style:name="表格2.A6" style:family="table-cell">
      <style:table-cell-properties style:vertical-align="top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2.C6" style:family="table-cell">
      <style:table-cell-properties style:vertical-align="top" fo:padding-left="0.049cm" fo:padding-right="0.049cm" fo:padding-top="0cm" fo:padding-bottom="0cm" fo:border-left="0.75pt solid #000000" fo:border-right="0.75pt solid #000000" fo:border-top="none" fo:border-bottom="0.75pt solid #000000" style:writing-mode="lr-tb"/>
    </style:style>
    <style:style style:name="表格2.7" style:family="table-row">
      <style:table-row-properties fo:keep-together="always"/>
    </style:style>
    <style:style style:name="表格2.8" style:family="table-row">
      <style:table-row-properties fo:keep-together="always"/>
    </style:style>
    <style:style style:name="表格2.9" style:family="table-row">
      <style:table-row-properties fo:keep-together="always"/>
    </style:style>
    <style:style style:name="表格2.10" style:family="table-row">
      <style:table-row-properties fo:keep-together="always"/>
    </style:style>
    <style:style style:name="表格2.11" style:family="table-row">
      <style:table-row-properties fo:keep-together="always"/>
    </style:style>
    <style:style style:name="表格2.12" style:family="table-row">
      <style:table-row-properties fo:keep-together="auto"/>
    </style:style>
    <style:style style:name="表格2.13" style:family="table-row">
      <style:table-row-properties fo:keep-together="always"/>
    </style:style>
    <style:style style:name="表格2.14" style:family="table-row">
      <style:table-row-properties style:min-row-height="4.904cm" fo:keep-together="always"/>
    </style:style>
    <style:style style:name="P1" style:family="paragraph" style:parent-style-name="Header">
      <style:text-properties fo:color="#595959" fo:font-size="8pt" style:font-size-asian="8pt"/>
    </style:style>
    <style:style style:name="P2" style:family="paragraph" style:parent-style-name="Standard">
      <style:paragraph-properties fo:margin-left="-0.25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思源黑體 Normal" fo:font-size="18pt" style:font-name-asian="思源黑體 Normal" style:font-size-asian="18pt" style:font-name-complex="標楷體"/>
    </style:style>
    <style:style style:name="P4" style:family="paragraph" style:parent-style-name="Standard">
      <style:paragraph-properties fo:text-align="center" style:justify-single-word="false"/>
      <style:text-properties style:font-name="思源黑體 Normal" fo:font-size="18pt" officeooo:paragraph-rsid="0019b400" style:font-name-asian="思源黑體 Normal" style:font-size-asian="18pt" style:font-name-complex="標楷體"/>
    </style:style>
    <style:style style:name="P5" style:family="paragraph" style:parent-style-name="Standard">
      <style:text-properties style:font-name="思源黑體 Normal" style:font-name-asian="思源黑體 Normal" style:font-name-complex="標楷體"/>
    </style:style>
    <style:style style:name="P6" style:family="paragraph" style:parent-style-name="Standard">
      <style:paragraph-properties fo:text-align="justify" style:justify-single-word="false"/>
      <style:text-properties style:font-name="思源黑體 Normal" style:font-name-asian="思源黑體 Normal" style:font-name-complex="標楷體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思源黑體 Normal" style:font-name-asian="思源黑體 Normal" style:font-name-complex="標楷體"/>
    </style:style>
    <style:style style:name="P8" style:family="paragraph" style:parent-style-name="Standard">
      <style:paragraph-properties fo:text-align="center" style:justify-single-word="false"/>
      <style:text-properties style:font-name="思源黑體 Normal" style:font-name-asian="思源黑體 Normal" style:font-name-complex="標楷體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思源黑體 Normal" style:font-name-asian="思源黑體 Normal" style:font-name-complex="標楷體"/>
    </style:style>
    <style:style style:name="P10" style:family="paragraph" style:parent-style-name="Standard">
      <style:paragraph-properties style:snap-to-layout-grid="false"/>
      <style:text-properties style:font-name="思源黑體 Normal" officeooo:rsid="001616a1" officeooo:paragraph-rsid="001616a1" style:font-name-asian="思源黑體 Normal" style:font-name-complex="標楷體"/>
    </style:style>
    <style:style style:name="P11" style:family="paragraph" style:parent-style-name="Standard">
      <style:paragraph-properties style:snap-to-layout-grid="false"/>
      <style:text-properties style:font-name="思源黑體 Normal" officeooo:rsid="001616a1" officeooo:paragraph-rsid="0019b400" style:font-name-asian="思源黑體 Normal" style:font-name-complex="標楷體"/>
    </style:style>
    <style:style style:name="P12" style:family="paragraph" style:parent-style-name="Standard">
      <style:text-properties style:font-name="思源黑體 Normal" officeooo:rsid="001616a1" officeooo:paragraph-rsid="001616a1" style:font-name-asian="思源黑體 Normal" style:font-name-complex="標楷體"/>
    </style:style>
    <style:style style:name="P13" style:family="paragraph" style:parent-style-name="Standard">
      <style:paragraph-properties fo:text-align="center" style:justify-single-word="false"/>
      <style:text-properties style:font-name="思源黑體 Normal" fo:font-size="16pt" fo:font-weight="bold" style:font-name-asian="思源黑體 Normal" style:font-size-asian="16pt" style:font-weight-asian="bold" style:font-name-complex="標楷體"/>
    </style:style>
    <style:style style:name="P14" style:family="paragraph" style:parent-style-name="Standard">
      <style:text-properties style:font-name="Lato" fo:font-size="24pt" officeooo:rsid="001616a1" officeooo:paragraph-rsid="001616a1" style:font-name-asian="思源黑體 Normal" style:font-size-asian="24pt" style:font-name-complex="標楷體" style:font-size-complex="24pt"/>
    </style:style>
    <style:style style:name="P15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思源黑體 Normal" fo:font-size="16pt" style:font-name-asian="思源黑體 Normal" style:font-size-asian="16pt" style:font-name-complex="標楷體"/>
    </style:style>
    <style:style style:name="P16" style:family="paragraph" style:parent-style-name="Preformatted_20_Text">
      <style:paragraph-properties fo:line-height="100%" style:snap-to-layout-grid="false"/>
      <style:text-properties style:font-name="思源黑體 Normal" officeooo:rsid="001616a1" officeooo:paragraph-rsid="001616a1" style:font-name-asian="思源黑體 Normal" style:font-name-complex="標楷體"/>
    </style:style>
    <style:style style:name="P17" style:family="paragraph" style:parent-style-name="Preformatted_20_Text">
      <style:text-properties fo:color="#696969"/>
    </style:style>
    <style:style style:name="P18" style:family="paragraph" style:parent-style-name="Standard">
      <loext:graphic-properties draw:fill="solid" draw:fill-color="#ffffff"/>
      <style:paragraph-properties fo:break-before="page" fo:background-color="#ffffff" style:snap-to-layout-grid="false"/>
      <style:text-properties style:use-window-font-color="true" style:font-name="Lato" fo:font-size="24pt" fo:language="en" fo:country="US" officeooo:rsid="001616a1" officeooo:paragraph-rsid="0018eaaf" style:letter-kerning="true" style:font-name-asian="思源黑體 Normal" style:font-size-asian="24pt" style:language-asian="zh" style:country-asian="TW" style:font-name-complex="標楷體" style:font-size-complex="24pt" style:language-complex="ar" style:country-complex="SA"/>
    </style:style>
    <style:style style:name="P19" style:family="paragraph" style:parent-style-name="Standard">
      <style:paragraph-properties fo:break-before="page"/>
      <style:text-properties style:use-window-font-color="true" style:font-name="Lato" fo:font-size="24pt" fo:language="en" fo:country="US" officeooo:rsid="001616a1" officeooo:paragraph-rsid="001616a1" style:letter-kerning="true" style:font-name-asian="思源黑體 Normal" style:font-size-asian="24pt" style:language-asian="zh" style:country-asian="TW" style:font-name-complex="標楷體" style:font-size-complex="24pt" style:language-complex="ar" style:country-complex="SA"/>
    </style:style>
    <style:style style:name="P20" style:family="paragraph" style:parent-style-name="code">
      <style:text-properties fo:color="#004a43"/>
    </style:style>
    <style:style style:name="P21" style:family="paragraph" style:parent-style-name="code">
      <style:text-properties officeooo:paragraph-rsid="002502f2"/>
    </style:style>
    <style:style style:name="P22" style:family="paragraph" style:parent-style-name="code">
      <style:text-properties officeooo:paragraph-rsid="0026b314"/>
    </style:style>
    <style:style style:name="P23" style:family="paragraph" style:parent-style-name="Standard">
      <style:text-properties style:font-name="Lato" fo:font-size="24pt" officeooo:rsid="001616a1" officeooo:paragraph-rsid="0026f82a" style:font-name-asian="思源黑體 Normal" style:font-size-asian="24pt" style:font-name-complex="標楷體" style:font-size-complex="24pt"/>
    </style:style>
    <style:style style:name="P24" style:family="paragraph" style:parent-style-name="Standard">
      <style:paragraph-properties fo:break-before="page"/>
      <style:text-properties style:font-name="Lato" fo:font-size="24pt" officeooo:rsid="001616a1" officeooo:paragraph-rsid="0026f82a" style:font-name-asian="思源黑體 Normal" style:font-size-asian="24pt" style:font-name-complex="標楷體" style:font-size-complex="24pt"/>
    </style:style>
    <style:style style:name="T1" style:family="text">
      <style:text-properties fo:color="#004a43"/>
    </style:style>
    <style:style style:name="T2" style:family="text">
      <style:text-properties fo:color="#800000"/>
    </style:style>
    <style:style style:name="T3" style:family="text">
      <style:text-properties fo:color="#800000" fo:font-weight="bold"/>
    </style:style>
    <style:style style:name="T4" style:family="text">
      <style:text-properties fo:color="#40015a"/>
    </style:style>
    <style:style style:name="T5" style:family="text">
      <style:text-properties fo:color="#666616"/>
    </style:style>
    <style:style style:name="T6" style:family="text">
      <style:text-properties fo:color="#800080"/>
    </style:style>
    <style:style style:name="T7" style:family="text">
      <style:text-properties fo:color="#400000"/>
    </style:style>
    <style:style style:name="T8" style:family="text">
      <style:text-properties fo:color="#808030"/>
    </style:style>
    <style:style style:name="T9" style:family="text">
      <style:text-properties fo:color="#603000"/>
    </style:style>
    <style:style style:name="T10" style:family="text">
      <style:text-properties fo:color="#0000e6"/>
    </style:style>
    <style:style style:name="T11" style:family="text">
      <style:text-properties fo:color="#008c00"/>
    </style:style>
    <style:style style:name="T12" style:family="text">
      <style:text-properties fo:color="#008000"/>
    </style:style>
    <style:style style:name="T13" style:family="text">
      <style:text-properties fo:color="#696969"/>
    </style:style>
    <style:style style:name="T14" style:family="text">
      <style:text-properties fo:color="#696969" officeooo:rsid="0026b314"/>
    </style:style>
    <style:style style:name="T15" style:family="text">
      <style:text-properties officeooo:rsid="0019b400"/>
    </style:style>
    <style:style style:name="T16" style:family="text">
      <style:text-properties fo:color="#5555dd"/>
    </style:style>
    <style:style style:name="T17" style:family="text">
      <style:text-properties style:use-window-font-color="true" style:font-name="Lato" fo:font-size="24pt" fo:language="en" fo:country="US" style:letter-kerning="true" style:font-size-asian="24pt" style:language-asian="zh" style:country-asian="TW" style:font-size-complex="24pt" style:language-complex="ar" style:country-complex="SA"/>
    </style:style>
    <style:style style:name="T18" style:family="text">
      <style:text-properties officeooo:rsid="0022df91"/>
    </style:style>
    <style:style style:name="T19" style:family="text">
      <style:text-properties style:font-name-asian="思源黑體 Normal"/>
    </style:style>
    <style:style style:name="T20" style:family="text">
      <style:text-properties officeooo:rsid="0026f82a"/>
    </style:style>
    <style:style style:name="T21" style:family="text">
      <style:text-properties fo:color="#007997"/>
    </style:style>
    <style:style style:name="T22" style:family="text">
      <style:text-properties fo:color="#0f69ff"/>
    </style:style>
    <style:style style:name="T23" style:family="text">
      <style:text-properties fo:color="#7d0045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ffffff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87cm" draw:visible-area-height="1.01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">計算機程式語言</text:p>
          </table:table-cell>
        </table:table-row>
      </table:table>
      <text:p text:style-name="P6"/>
      <text:p text:style-name="P4">作　　業　　四</text:p>
      <text:p text:style-name="P8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8">姓名</text:p>
          </table:table-cell>
          <table:table-cell table:style-name="表格2.B1" table:number-columns-spanned="2" office:value-type="string">
            <text:p text:style-name="P10">潘廣霖</text:p>
            <text:p text:style-name="P5"/>
          </table:table-cell>
          <table:covered-table-cell/>
        </table:table-row>
        <table:table-row table:style-name="表格2.1">
          <table:table-cell table:style-name="表格2.A1" office:value-type="string">
            <text:p text:style-name="P8">學號</text:p>
          </table:table-cell>
          <table:table-cell table:style-name="表格2.B1" table:number-columns-spanned="2" office:value-type="string">
            <text:p text:style-name="P10">B03203004</text:p>
            <text:p text:style-name="P5"/>
          </table:table-cell>
          <table:covered-table-cell/>
        </table:table-row>
        <table:table-row table:style-name="表格2.1">
          <table:table-cell table:style-name="表格2.A1" office:value-type="string">
            <text:p text:style-name="P8">原始程式</text:p>
            <text:p text:style-name="P8">檔名</text:p>
          </table:table-cell>
          <table:table-cell table:style-name="表格2.B1" table:number-columns-spanned="2" office:value-type="string">
            <text:p text:style-name="P11">HW0<text:span text:style-name="T20">4_002</text:span>.cpp <text:span text:style-name="T15">(</text:span>_ <text:span text:style-name="T15">= [A-D])</text:span></text:p>
          </table:table-cell>
          <table:covered-table-cell/>
        </table:table-row>
        <table:table-row table:style-name="表格2.4">
          <table:table-cell table:style-name="表格2.B1" table:number-columns-spanned="3" office:value-type="string">
            <text:p text:style-name="P15">評　分　項　目</text:p>
          </table:table-cell>
          <table:covered-table-cell/>
          <table:covered-table-cell/>
        </table:table-row>
        <table:table-row table:style-name="表格2.5">
          <table:table-cell table:style-name="表格2.A1" office:value-type="string">
            <text:p text:style-name="P8">分數比重</text:p>
          </table:table-cell>
          <table:table-cell table:style-name="表格2.A1" office:value-type="string">
            <text:p text:style-name="P8">項 <text:s text:c="17"/>目</text:p>
          </table:table-cell>
          <table:table-cell table:style-name="表格2.B1" office:value-type="string">
            <text:p text:style-name="P8">得 <text:s text:c="3"/>分</text:p>
          </table:table-cell>
        </table:table-row>
        <table:table-row table:style-name="表格2.6">
          <table:table-cell table:style-name="表格2.A6" office:value-type="string">
            <text:p text:style-name="P9"/>
            <text:p text:style-name="P8">40%</text:p>
            <text:p text:style-name="P8"/>
          </table:table-cell>
          <table:table-cell table:style-name="表格2.A6" office:value-type="string">
            <text:p text:style-name="P7"/>
            <text:p text:style-name="P6">程式是否能正確執行?</text:p>
          </table:table-cell>
          <table:table-cell table:style-name="表格2.C6" office:value-type="string">
            <text:p text:style-name="P9"/>
            <text:p text:style-name="P8"/>
          </table:table-cell>
        </table:table-row>
        <table:table-row table:style-name="表格2.7">
          <table:table-cell table:style-name="表格2.A1" table:number-rows-spanned="5" office:value-type="string">
            <text:p text:style-name="P9"/>
            <text:p text:style-name="P8"/>
            <text:p text:style-name="P8">40%</text:p>
            <text:p text:style-name="P8"/>
            <text:p text:style-name="P8"/>
          </table:table-cell>
          <table:table-cell table:style-name="表格2.A1" office:value-type="string">
            <text:p text:style-name="P6">程式之使用者介面與輸出結果?</text:p>
          </table:table-cell>
          <table:table-cell table:style-name="表格2.B1" table:number-rows-spanned="5" office:value-type="string">
            <text:p text:style-name="P9"/>
            <text:p text:style-name="P8"/>
          </table:table-cell>
        </table:table-row>
        <table:table-row table:style-name="表格2.8">
          <table:covered-table-cell/>
          <table:table-cell table:style-name="表格2.A1" office:value-type="string">
            <text:p text:style-name="P6">是否有繳交原始程式檔與執行檔?</text:p>
          </table:table-cell>
          <table:covered-table-cell/>
        </table:table-row>
        <table:table-row table:style-name="表格2.9">
          <table:covered-table-cell/>
          <table:table-cell table:style-name="表格2.A1" office:value-type="string">
            <text:p text:style-name="P6">程式中的註解是否恰當?</text:p>
          </table:table-cell>
          <table:covered-table-cell/>
        </table:table-row>
        <table:table-row table:style-name="表格2.10">
          <table:covered-table-cell/>
          <table:table-cell table:style-name="表格2.A1" office:value-type="string">
            <text:p text:style-name="P6">程式之結構與邏輯是否正確?</text:p>
          </table:table-cell>
          <table:covered-table-cell/>
        </table:table-row>
        <table:table-row table:style-name="表格2.11">
          <table:covered-table-cell/>
          <table:table-cell table:style-name="表格2.A1" office:value-type="string">
            <text:p text:style-name="P6">程式碼的格式是否合乎要求?</text:p>
          </table:table-cell>
          <table:covered-table-cell/>
        </table:table-row>
        <table:table-row table:style-name="表格2.12">
          <table:table-cell table:style-name="表格2.A1" office:value-type="string">
            <text:p text:style-name="P9"/>
            <text:p text:style-name="P8">20%</text:p>
            <text:p text:style-name="P8"/>
          </table:table-cell>
          <table:table-cell table:style-name="表格2.A1" office:value-type="string">
            <text:p text:style-name="P7"/>
            <text:p text:style-name="P6">程式之綜合評分</text:p>
          </table:table-cell>
          <table:table-cell table:style-name="表格2.B1" office:value-type="string">
            <text:p text:style-name="P9"/>
            <text:p text:style-name="P8"/>
          </table:table-cell>
        </table:table-row>
        <table:table-row table:style-name="表格2.13">
          <table:table-cell table:style-name="表格2.A1" table:number-columns-spanned="2" office:value-type="string">
            <text:p text:style-name="P13">總 <text:s text:c="4"/>分</text:p>
          </table:table-cell>
          <table:covered-table-cell/>
          <table:table-cell table:style-name="表格2.B1" office:value-type="string">
            <text:p text:style-name="P9"/>
          </table:table-cell>
        </table:table-row>
        <table:table-row table:style-name="表格2.14">
          <table:table-cell table:style-name="表格2.B1" table:number-columns-spanned="3" office:value-type="string">
            <text:p text:style-name="P6">評語：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</table:table-row>
      </table:table>
      <text:p text:style-name="P14"><text:soft-page-break/>A.</text:p>
      <text:p text:style-name="P14"/>
      <text:p text:style-name="code">//================================================================</text:p>
      <text:p text:style-name="code">// <text:s/>PROGRAMMER <text:s/>: 潘廣霖</text:p>
      <text:p text:style-name="code">// <text:s/>DATE <text:s text:c="7"/>: 2015-10-29</text:p>
      <text:p text:style-name="code">// <text:s/>FILENAME <text:s text:c="3"/>: HW04A002.CPP</text:p>
      <text:p text:style-name="code">// <text:s/>DESCRIPTION : Find all perfect number within 0..10000</text:p>
      <text:p text:style-name="code">//================================================================</text:p>
      <text:p text:style-name="code"/>
      <text:p text:style-name="code"><text:span text:style-name="T1">#include </text:span><text:span text:style-name="T2">"</text:span><text:span text:style-name="T4">stdafx.h</text:span><text:span text:style-name="T2">"</text:span></text:p>
      <text:p text:style-name="code"><text:span text:style-name="T1">#include</text:span><text:span text:style-name="T2">&lt;</text:span><text:span text:style-name="T4">iostream</text:span><text:span text:style-name="T2">&gt;</text:span></text:p>
      <text:p text:style-name="code"><text:span text:style-name="T1">#include</text:span><text:span text:style-name="T2">&lt;</text:span><text:span text:style-name="T4">cstdlib</text:span><text:span text:style-name="T2">&gt;</text:span></text:p>
      <text:p text:style-name="code"/>
      <text:p text:style-name="code"><text:span text:style-name="T3">using</text:span> <text:span text:style-name="T3">namespace</text:span> <text:span text:style-name="T5">std</text:span><text:span text:style-name="T6">;</text:span></text:p>
      <text:p text:style-name="code"/>
      <text:p text:style-name="code">// return true if `Num` is a perfect number</text:p>
      <text:p text:style-name="code"><text:span text:style-name="T3">bool</text:span> PerfectNumber<text:span text:style-name="T8">(</text:span><text:span text:style-name="T3">long</text:span> <text:span text:style-name="T3">int</text:span> Num<text:span text:style-name="T8">)</text:span> <text:span text:style-name="T6">{</text:span></text:p>
      <text:p text:style-name="code"><text:s text:c="4"/><text:span text:style-name="T3">int</text:span> sum <text:span text:style-name="T8">=</text:span> <text:span text:style-name="T11">0</text:span><text:span text:style-name="T6">;</text:span></text:p>
      <text:p text:style-name="code"><text:s text:c="4"/><text:span text:style-name="T13">// compute all factors within sqrt(n)</text:span></text:p>
      <text:p text:style-name="code"><text:s text:c="4"/><text:span text:style-name="T3">for</text:span> <text:span text:style-name="T8">(</text:span><text:span text:style-name="T3">int</text:span> i <text:span text:style-name="T8">=</text:span> <text:span text:style-name="T11">1</text:span><text:span text:style-name="T6">;</text:span> i<text:span text:style-name="T8">*</text:span>i <text:span text:style-name="T8">&lt;=</text:span> Num<text:span text:style-name="T6">;</text:span> i<text:span text:style-name="T8">++)</text:span> <text:span text:style-name="T6">{</text:span></text:p>
      <text:p text:style-name="code"><text:s text:c="8"/><text:span text:style-name="T3">if</text:span> <text:span text:style-name="T8">(</text:span>Num<text:span text:style-name="T8">%</text:span>i <text:span text:style-name="T8">!=</text:span> <text:span text:style-name="T11">0</text:span><text:span text:style-name="T8">)</text:span> <text:span text:style-name="T3">continue</text:span><text:span text:style-name="T6">;</text:span></text:p>
      <text:p text:style-name="code"><text:s text:c="8"/>sum <text:span text:style-name="T8">+=</text:span> i<text:span text:style-name="T6">;</text:span></text:p>
      <text:p text:style-name="code"><text:s text:c="8"/><text:span text:style-name="T13">// if it is not a square number then add another factor</text:span></text:p>
      <text:p text:style-name="code"><text:s text:c="8"/><text:span text:style-name="T3">if</text:span> <text:span text:style-name="T8">(</text:span>i<text:span text:style-name="T8">*</text:span>i <text:span text:style-name="T8">&lt;</text:span> Num<text:span text:style-name="T8">)</text:span> sum <text:span text:style-name="T8">+=</text:span> Num<text:span text:style-name="T8">/</text:span>i<text:span text:style-name="T6">;</text:span></text:p>
      <text:p text:style-name="code"><text:s text:c="4"/><text:span text:style-name="T6">}</text:span></text:p>
      <text:p text:style-name="code"><text:s text:c="4"/><text:span text:style-name="T13">// exclude the number itself</text:span></text:p>
      <text:p text:style-name="code"><text:s text:c="4"/>sum <text:span text:style-name="T8">-=</text:span> Num<text:span text:style-name="T6">;</text:span></text:p>
      <text:p text:style-name="code"><text:s text:c="4"/><text:span text:style-name="T3">return</text:span> <text:span text:style-name="T8">(</text:span>sum <text:span text:style-name="T8">==</text:span> Num<text:span text:style-name="T8">)</text:span><text:span text:style-name="T6">;</text:span></text:p>
      <text:p text:style-name="code">}</text:p>
      <text:p text:style-name="code"/>
      <text:p text:style-name="code"><text:span text:style-name="T3">int</text:span> <text:span text:style-name="T7">main</text:span><text:span text:style-name="T8">()</text:span> <text:span text:style-name="T6">{</text:span></text:p>
      <text:p text:style-name="code"><text:s text:c="4"/><text:span text:style-name="T9">cout</text:span> <text:span text:style-name="T8">&lt;&lt;</text:span> <text:span text:style-name="T2">"</text:span><text:span text:style-name="T10">Perfect numbers within 1 to 10000: </text:span><text:span text:style-name="T2">"</text:span> <text:span text:style-name="T8">&lt;&lt;</text:span> <text:span text:style-name="T9">endl</text:span><text:span text:style-name="T6">;</text:span></text:p>
      <text:p text:style-name="code"><text:s text:c="4"/><text:span text:style-name="T3">for</text:span> <text:span text:style-name="T8">(</text:span><text:span text:style-name="T3">int</text:span> i <text:span text:style-name="T8">=</text:span> <text:span text:style-name="T11">1</text:span><text:span text:style-name="T6">;</text:span> i <text:span text:style-name="T8">&lt;</text:span> <text:span text:style-name="T11">10000</text:span><text:span text:style-name="T6">;</text:span> i<text:span text:style-name="T8">++)</text:span> <text:span text:style-name="T6">{</text:span></text:p>
      <text:p text:style-name="code"><text:s text:c="8"/><text:span text:style-name="T3">if</text:span> <text:span text:style-name="T8">(</text:span>PerfectNumber<text:span text:style-name="T8">(</text:span>i<text:span text:style-name="T8">))</text:span></text:p>
      <text:p text:style-name="code"><text:s text:c="10"/><text:span text:style-name="T9">cout</text:span> <text:span text:style-name="T8">&lt;&lt;</text:span> i <text:span text:style-name="T8">&lt;&lt;</text:span> <text:span text:style-name="T9">endl</text:span><text:span text:style-name="T6">;</text:span></text:p>
      <text:p text:style-name="code"><text:s text:c="4"/><text:span text:style-name="T6">}</text:span></text:p>
      <text:p text:style-name="code"><text:s text:c="4"/><text:span text:style-name="T9">system</text:span><text:span text:style-name="T8">(</text:span><text:span text:style-name="T2">"</text:span><text:span text:style-name="T10">pause</text:span><text:span text:style-name="T2">"</text:span><text:span text:style-name="T8">)</text:span><text:span text:style-name="T6">;</text:span></text:p>
      <text:p text:style-name="code">}</text:p>
      <text:p text:style-name="P23"/>
      <text:p text:style-name="P23"/>
      <text:p text:style-name="P23"/>
      <text:p text:style-name="P23"/>
      <text:p text:style-name="P23"><text:soft-page-break/><text:span text:style-name="T20">B</text:span>.</text:p>
      <text:p text:style-name="P23"/>
      <text:p text:style-name="code">//================================================================</text:p>
      <text:p text:style-name="code">// <text:s/>PROGRAMMER <text:s/>: 潘廣霖</text:p>
      <text:p text:style-name="code">// <text:s/>DATE <text:s text:c="7"/>: 2015-10-29</text:p>
      <text:p text:style-name="code">// <text:s/>FILENAME <text:s text:c="3"/>: HW04B002.CPP</text:p>
      <text:p text:style-name="code">// <text:s/>DESCRIPTION : Calculate avg and stdev of numbers, rejecting outlier using z test.</text:p>
      <text:p text:style-name="code">//================================================================</text:p>
      <text:p text:style-name="code"/>
      <text:p text:style-name="code"><text:span text:style-name="T1">#include </text:span><text:span text:style-name="T2">"</text:span><text:span text:style-name="T4">stdafx.h</text:span><text:span text:style-name="T2">"</text:span></text:p>
      <text:p text:style-name="code"><text:span text:style-name="T1">#include</text:span><text:span text:style-name="T2">&lt;</text:span><text:span text:style-name="T4">iostream</text:span><text:span text:style-name="T2">&gt;</text:span></text:p>
      <text:p text:style-name="code"><text:span text:style-name="T1">#include</text:span><text:span text:style-name="T2">&lt;</text:span><text:span text:style-name="T4">cstdlib</text:span><text:span text:style-name="T2">&gt;</text:span></text:p>
      <text:p text:style-name="code"><text:span text:style-name="T1">#include</text:span><text:span text:style-name="T2">&lt;</text:span><text:span text:style-name="T4">cmath</text:span><text:span text:style-name="T2">&gt;</text:span></text:p>
      <text:p text:style-name="code"/>
      <text:p text:style-name="code"><text:span text:style-name="T3">using</text:span> <text:span text:style-name="T3">namespace</text:span> <text:span text:style-name="T5">std</text:span><text:span text:style-name="T6">;</text:span></text:p>
      <text:p text:style-name="code"/>
      <text:p text:style-name="code"><text:span text:style-name="T3">double</text:span> __avg<text:span text:style-name="T8">(</text:span><text:span text:style-name="T3">double</text:span> arr<text:span text:style-name="T8">[],</text:span> <text:span text:style-name="T3">int</text:span> cnt<text:span text:style-name="T8">)</text:span> <text:span text:style-name="T6">{</text:span></text:p>
      <text:p text:style-name="code"><text:s text:c="4"/><text:span text:style-name="T3">double</text:span> sum <text:span text:style-name="T8">=</text:span> <text:span text:style-name="T11">0</text:span><text:span text:style-name="T6">;</text:span></text:p>
      <text:p text:style-name="code"><text:s text:c="4"/><text:span text:style-name="T3">for</text:span>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cnt<text:span text:style-name="T6">;</text:span> i<text:span text:style-name="T8">++)</text:span></text:p>
      <text:p text:style-name="code"><text:s text:c="8"/>sum <text:span text:style-name="T8">+=</text:span> <text:span text:style-name="T12">1.0</text:span> <text:span text:style-name="T8">*</text:span> arr<text:span text:style-name="T8">[</text:span>i<text:span text:style-name="T8">]</text:span><text:span text:style-name="T6">;</text:span></text:p>
      <text:p text:style-name="code"><text:s text:c="4"/><text:span text:style-name="T3">return</text:span> sum <text:span text:style-name="T8">/</text:span> cnt<text:span text:style-name="T6">;</text:span></text:p>
      <text:p text:style-name="code">}</text:p>
      <text:p text:style-name="code"/>
      <text:p text:style-name="code"><text:span text:style-name="T3">double</text:span> __stdev<text:span text:style-name="T8">(</text:span><text:span text:style-name="T3">double</text:span> arr<text:span text:style-name="T8">[],</text:span> <text:span text:style-name="T3">int</text:span> cnt<text:span text:style-name="T8">)</text:span> <text:span text:style-name="T6">{</text:span></text:p>
      <text:p text:style-name="code"><text:s text:c="4"/><text:span text:style-name="T3">int</text:span> sum2 <text:span text:style-name="T8">=</text:span> <text:span text:style-name="T11">0</text:span><text:span text:style-name="T6">;</text:span></text:p>
      <text:p text:style-name="code"><text:s text:c="4"/><text:span text:style-name="T3">for</text:span>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cnt<text:span text:style-name="T6">;</text:span> i<text:span text:style-name="T8">++)</text:span> <text:span text:style-name="T6">{</text:span></text:p>
      <text:p text:style-name="code"><text:s text:c="8"/>sum2 <text:span text:style-name="T8">+=</text:span> arr<text:span text:style-name="T8">[</text:span>i<text:span text:style-name="T8">]</text:span> <text:span text:style-name="T8">*</text:span> arr<text:span text:style-name="T8">[</text:span>i<text:span text:style-name="T8">]</text:span><text:span text:style-name="T6">;</text:span></text:p>
      <text:p text:style-name="code"><text:s text:c="4"/><text:span text:style-name="T6">}</text:span></text:p>
      <text:p text:style-name="code"><text:s text:c="4"/><text:span text:style-name="T3">int</text:span> avg <text:span text:style-name="T8">=</text:span> __avg<text:span text:style-name="T8">(</text:span>arr<text:span text:style-name="T8">,</text:span> cnt<text:span text:style-name="T8">)</text:span><text:span text:style-name="T6">;</text:span></text:p>
      <text:p text:style-name="code"><text:s text:c="4"/><text:span text:style-name="T3">return</text:span> <text:span text:style-name="T9">sqrt</text:span><text:span text:style-name="T8">(</text:span>sum2 <text:span text:style-name="T8">/</text:span> cnt <text:span text:style-name="T8">-</text:span> avg <text:span text:style-name="T8">*</text:span> avg<text:span text:style-name="T8">)</text:span><text:span text:style-name="T6">;</text:span></text:p>
      <text:p text:style-name="code">}</text:p>
      <text:p text:style-name="code"/>
      <text:p text:style-name="code"><text:span text:style-name="T3">void</text:span> calculate<text:span text:style-name="T8">(</text:span><text:span text:style-name="T3">double</text:span> arr<text:span text:style-name="T8">[],</text:span> <text:span text:style-name="T3">int</text:span> cnt<text:span text:style-name="T8">,</text:span> <text:span text:style-name="T3">double</text:span><text:span text:style-name="T8">&amp;</text:span> avg<text:span text:style-name="T8">,</text:span> <text:span text:style-name="T3">double</text:span><text:span text:style-name="T8">&amp;</text:span> stdev<text:span text:style-name="T8">)</text:span> <text:span text:style-name="T6">{</text:span></text:p>
      <text:p text:style-name="code"><text:s text:c="4"/>avg <text:span text:style-name="T8">=</text:span> __avg<text:span text:style-name="T8">(</text:span>arr<text:span text:style-name="T8">,</text:span> cnt<text:span text:style-name="T8">)</text:span><text:span text:style-name="T6">;</text:span></text:p>
      <text:p text:style-name="code"><text:s text:c="4"/>stdev <text:span text:style-name="T8">=</text:span> __stdev<text:span text:style-name="T8">(</text:span>arr<text:span text:style-name="T8">,</text:span> cnt<text:span text:style-name="T8">)</text:span><text:span text:style-name="T6">;</text:span></text:p>
      <text:p text:style-name="code">}</text:p>
      <text:p text:style-name="code"/>
      <text:p text:style-name="code"><text:span text:style-name="T3">int</text:span> <text:span text:style-name="T7">main</text:span><text:span text:style-name="T8">()</text:span> <text:span text:style-name="T6">{</text:span></text:p>
      <text:p text:style-name="code"><text:s text:c="4"/><text:span text:style-name="T3">int</text:span> n<text:span text:style-name="T6">;</text:span></text:p>
      <text:p text:style-name="code"><text:s text:c="4"/><text:span text:style-name="T9">cout</text:span> <text:span text:style-name="T8">&lt;&lt;</text:span> <text:span text:style-name="T2">"</text:span><text:span text:style-name="T10">Number of records [1~10]: n = </text:span><text:span text:style-name="T2">"</text:span><text:span text:style-name="T6">;</text:span></text:p>
      <text:p text:style-name="code"><text:s text:c="4"/><text:span text:style-name="T9">cin</text:span> <text:span text:style-name="T8">&gt;&gt;</text:span> n<text:span text:style-name="T6">;</text:span></text:p>
      <text:p text:style-name="code"/>
      <text:p text:style-name="code"><text:s text:c="4"/><text:span text:style-name="T3">if</text:span> <text:span text:style-name="T8">(</text:span>n <text:span text:style-name="T8">&lt;</text:span> <text:span text:style-name="T11">1</text:span> <text:span text:style-name="T8">||</text:span> n <text:span text:style-name="T8">&gt;</text:span> <text:span text:style-name="T11">10</text:span><text:span text:style-name="T8">)</text:span> <text:span text:style-name="T6">{</text:span></text:p>
      <text:p text:style-name="code"><text:s text:c="8"/><text:span text:style-name="T9">cout</text:span> <text:span text:style-name="T8">&lt;&lt;</text:span> <text:span text:style-name="T2">"</text:span><text:span text:style-name="T10">Error! n should be within 1 to 10. Exiting...</text:span><text:span text:style-name="T2">"</text:span><text:span text:style-name="T6">;</text:span></text:p>
      <text:p text:style-name="code"><text:s text:c="8"/><text:span text:style-name="T9">system</text:span><text:span text:style-name="T8">(</text:span><text:span text:style-name="T2">"</text:span><text:span text:style-name="T10">pause</text:span><text:span text:style-name="T2">"</text:span><text:span text:style-name="T8">)</text:span><text:span text:style-name="T6">;</text:span></text:p>
      <text:p text:style-name="code"><text:s text:c="8"/><text:span text:style-name="T3">return</text:span> <text:span text:style-name="T11">0</text:span><text:span text:style-name="T6">;</text:span></text:p>
      <text:p text:style-name="code"><text:s text:c="4"/><text:span text:style-name="T6">}</text:span></text:p>
      <text:p text:style-name="code"/>
      <text:p text:style-name="code"><text:s text:c="4"/><text:span text:style-name="T3">double</text:span> arr<text:span text:style-name="T8">[</text:span><text:span text:style-name="T11">10</text:span><text:span text:style-name="T8">]</text:span><text:span text:style-name="T6">;</text:span></text:p>
      <text:p text:style-name="code"><text:soft-page-break/><text:s text:c="4"/><text:span text:style-name="T3">for</text:span> 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n<text:span text:style-name="T6">;</text:span> i<text:span text:style-name="T8">++)</text:span> <text:span text:style-name="T6">{</text:span></text:p>
      <text:p text:style-name="code"><text:s text:c="8"/><text:span text:style-name="T9">cin</text:span> <text:span text:style-name="T8">&gt;&gt;</text:span> arr<text:span text:style-name="T8">[</text:span>i<text:span text:style-name="T8">]</text:span><text:span text:style-name="T6">;</text:span></text:p>
      <text:p text:style-name="code"><text:s text:c="4"/><text:span text:style-name="T6">}</text:span></text:p>
      <text:p text:style-name="code"/>
      <text:p text:style-name="code"><text:s text:c="4"/><text:span text:style-name="T3">double</text:span> avg<text:span text:style-name="T6">;</text:span></text:p>
      <text:p text:style-name="code"><text:s text:c="4"/><text:span text:style-name="T3">double</text:span> stdev<text:span text:style-name="T6">;</text:span></text:p>
      <text:p text:style-name="code"/>
      <text:p text:style-name="code"><text:s text:c="4"/>calculate<text:span text:style-name="T8">(</text:span>arr<text:span text:style-name="T8">,</text:span> n<text:span text:style-name="T8">,</text:span> avg<text:span text:style-name="T8">,</text:span> stdev<text:span text:style-name="T8">)</text:span><text:span text:style-name="T6">;</text:span></text:p>
      <text:p text:style-name="code"/>
      <text:p text:style-name="code"><text:s text:c="4"/><text:span text:style-name="T3">double</text:span> sub <text:span text:style-name="T8">=</text:span> avg <text:span text:style-name="T8">-</text:span> stdev <text:span text:style-name="T8">*</text:span> <text:span text:style-name="T11">2</text:span><text:span text:style-name="T6">;</text:span></text:p>
      <text:p text:style-name="code"><text:s text:c="4"/><text:span text:style-name="T3">double</text:span> sup <text:span text:style-name="T8">=</text:span> avg <text:span text:style-name="T8">+</text:span> stdev <text:span text:style-name="T8">*</text:span> <text:span text:style-name="T11">2</text:span><text:span text:style-name="T6">;</text:span></text:p>
      <text:p text:style-name="code"/>
      <text:p text:style-name="code"><text:s text:c="4"/><text:span text:style-name="T9">cout</text:span> <text:span text:style-name="T8">&lt;&lt;</text:span> <text:span text:style-name="T2">"</text:span><text:span text:style-name="T10">Ori Average <text:s/>= </text:span><text:span text:style-name="T2">"</text:span> <text:span text:style-name="T8">&lt;&lt;</text:span> avg <text:span text:style-name="T8">&lt;&lt;</text:span> <text:span text:style-name="T9">endl</text:span><text:span text:style-name="T6">;</text:span></text:p>
      <text:p text:style-name="code"><text:s text:c="4"/><text:span text:style-name="T9">cout</text:span> <text:span text:style-name="T8">&lt;&lt;</text:span> <text:span text:style-name="T2">"</text:span><text:span text:style-name="T10">Ori St. Dev. = </text:span><text:span text:style-name="T2">"</text:span> <text:span text:style-name="T8">&lt;&lt;</text:span> stdev <text:span text:style-name="T8">&lt;&lt;</text:span> <text:span text:style-name="T9">endl</text:span><text:span text:style-name="T6">;</text:span></text:p>
      <text:p text:style-name="code"><text:s text:c="4"/><text:span text:style-name="T9">cout</text:span> <text:span text:style-name="T8">&lt;&lt;</text:span> <text:span text:style-name="T2">"</text:span><text:span text:style-name="T10">95</text:span><text:span text:style-name="T21">% C</text:span><text:span text:style-name="T10">I <text:s text:c="2"/>= [</text:span><text:span text:style-name="T2">"</text:span> <text:span text:style-name="T8">&lt;&lt;</text:span> sub <text:span text:style-name="T8">&lt;&lt;</text:span> <text:span text:style-name="T2">"</text:span><text:span text:style-name="T10">, </text:span><text:span text:style-name="T2">"</text:span> <text:span text:style-name="T8">&lt;&lt;</text:span> sup <text:span text:style-name="T8">&lt;&lt;</text:span> <text:span text:style-name="T2">"</text:span><text:span text:style-name="T10">]</text:span><text:span text:style-name="T2">"</text:span> <text:span text:style-name="T8">&lt;&lt;</text:span> <text:span text:style-name="T9">endl</text:span><text:span text:style-name="T6">;</text:span></text:p>
      <text:p text:style-name="code"/>
      <text:p text:style-name="code"><text:s text:c="4"/><text:span text:style-name="T3">double</text:span> newarr<text:span text:style-name="T8">[</text:span><text:span text:style-name="T11">10</text:span><text:span text:style-name="T8">]</text:span><text:span text:style-name="T6">;</text:span></text:p>
      <text:p text:style-name="code"><text:s text:c="4"/><text:span text:style-name="T3">int</text:span> k <text:span text:style-name="T8">=</text:span> <text:span text:style-name="T11">0</text:span><text:span text:style-name="T6">;</text:span></text:p>
      <text:p text:style-name="code"/>
      <text:p text:style-name="code"><text:s text:c="4"/><text:span text:style-name="T3">for</text:span> 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n<text:span text:style-name="T6">;</text:span> i<text:span text:style-name="T8">++)</text:span> <text:span text:style-name="T6">{</text:span></text:p>
      <text:p text:style-name="code"><text:s text:c="8"/><text:span text:style-name="T3">if</text:span> <text:span text:style-name="T8">(</text:span>arr<text:span text:style-name="T8">[</text:span>i<text:span text:style-name="T8">]</text:span> <text:span text:style-name="T8">&lt;</text:span> sub <text:span text:style-name="T8">||</text:span> arr<text:span text:style-name="T8">[</text:span>i<text:span text:style-name="T8">]</text:span> <text:span text:style-name="T8">&gt;</text:span> sup<text:span text:style-name="T8">)</text:span> <text:span text:style-name="T6">{</text:span></text:p>
      <text:p text:style-name="code"><text:s text:c="12"/><text:span text:style-name="T9">cout</text:span> <text:span text:style-name="T8">&lt;&lt;</text:span> <text:span text:style-name="T2">"</text:span><text:span text:style-name="T10">Rejecting </text:span><text:span text:style-name="T2">"</text:span> <text:span text:style-name="T8">&lt;&lt;</text:span> arr<text:span text:style-name="T8">[</text:span>i<text:span text:style-name="T8">]</text:span> <text:span text:style-name="T8">&lt;&lt;</text:span> <text:span text:style-name="T2">"</text:span><text:span text:style-name="T10"> because it is away from (+/-)2 stdev.</text:span><text:span text:style-name="T2">"</text:span><text:span text:style-name="T6">;</text:span></text:p>
      <text:p text:style-name="code"><text:s text:c="8"/><text:span text:style-name="T6">}</text:span> <text:span text:style-name="T3">else</text:span> <text:span text:style-name="T6">{</text:span></text:p>
      <text:p text:style-name="code"><text:s text:c="12"/>newarr<text:span text:style-name="T8">[</text:span>k<text:span text:style-name="T8">++]</text:span> <text:span text:style-name="T8">=</text:span> arr<text:span text:style-name="T8">[</text:span>i<text:span text:style-name="T8">]</text:span><text:span text:style-name="T6">;</text:span></text:p>
      <text:p text:style-name="code"><text:s text:c="8"/><text:span text:style-name="T6">}</text:span></text:p>
      <text:p text:style-name="code"><text:s text:c="4"/><text:span text:style-name="T6">}</text:span></text:p>
      <text:p text:style-name="code"/>
      <text:p text:style-name="code"><text:s text:c="4"/>calculate<text:span text:style-name="T8">(</text:span>newarr<text:span text:style-name="T8">,</text:span> k<text:span text:style-name="T8">,</text:span> avg<text:span text:style-name="T8">,</text:span> stdev<text:span text:style-name="T8">)</text:span><text:span text:style-name="T6">;</text:span></text:p>
      <text:p text:style-name="code"/>
      <text:p text:style-name="code"><text:s text:c="4"/><text:span text:style-name="T9">cout</text:span> <text:span text:style-name="T8">&lt;&lt;</text:span> <text:span text:style-name="T2">"</text:span><text:span text:style-name="T10">New Average <text:s/>= </text:span><text:span text:style-name="T2">"</text:span> <text:span text:style-name="T8">&lt;&lt;</text:span> avg <text:span text:style-name="T8">&lt;&lt;</text:span> <text:span text:style-name="T9">endl</text:span><text:span text:style-name="T6">;</text:span></text:p>
      <text:p text:style-name="code"><text:s text:c="4"/><text:span text:style-name="T9">cout</text:span> <text:span text:style-name="T8">&lt;&lt;</text:span> <text:span text:style-name="T2">"</text:span><text:span text:style-name="T10">New St. Dev. = </text:span><text:span text:style-name="T2">"</text:span> <text:span text:style-name="T8">&lt;&lt;</text:span> stdev <text:span text:style-name="T8">&lt;&lt;</text:span> <text:span text:style-name="T9">endl</text:span><text:span text:style-name="T6">;</text:span></text:p>
      <text:p text:style-name="code"/>
      <text:p text:style-name="code"><text:s text:c="4"/><text:span text:style-name="T9">system</text:span><text:span text:style-name="T8">(</text:span><text:span text:style-name="T2">"</text:span><text:span text:style-name="T10">pause</text:span><text:span text:style-name="T2">"</text:span><text:span text:style-name="T8">)</text:span><text:span text:style-name="T6">;</text:span></text:p>
      <text:p text:style-name="code">}</text:p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code"/>
      <text:p text:style-name="P23"><text:soft-page-break/><text:span text:style-name="T20">C</text:span>.</text:p>
      <text:p text:style-name="P23"/>
      <text:p text:style-name="code">﻿<text:span text:style-name="T13">//================================================================</text:span></text:p>
      <text:p text:style-name="code">// <text:s/>PROGRAMMER <text:s/>: 潘廣霖</text:p>
      <text:p text:style-name="code">// <text:s/>DATE <text:s text:c="7"/>: 2015-10-30</text:p>
      <text:p text:style-name="code">// <text:s/>FILENAME <text:s text:c="3"/>: HW04C002.CPP</text:p>
      <text:p text:style-name="code">// <text:s/>DESCRIPTION : Sort a list of pairs of numbers on either field.</text:p>
      <text:p text:style-name="code">//================================================================</text:p>
      <text:p text:style-name="code"/>
      <text:p text:style-name="code"/>
      <text:p text:style-name="code"><text:span text:style-name="T1">#include </text:span><text:span text:style-name="T2">"</text:span><text:span text:style-name="T4">stdafx.h</text:span><text:span text:style-name="T2">"</text:span></text:p>
      <text:p text:style-name="code"><text:span text:style-name="T1">#include</text:span><text:span text:style-name="T2">&lt;</text:span><text:span text:style-name="T4">iostream</text:span><text:span text:style-name="T2">&gt;</text:span></text:p>
      <text:p text:style-name="code"><text:span text:style-name="T1">#include</text:span><text:span text:style-name="T2">&lt;</text:span><text:span text:style-name="T4">iomanip</text:span><text:span text:style-name="T2">&gt;</text:span></text:p>
      <text:p text:style-name="code"><text:span text:style-name="T1">#include</text:span><text:span text:style-name="T2">&lt;</text:span><text:span text:style-name="T4">algorithm</text:span><text:span text:style-name="T2">&gt;</text:span></text:p>
      <text:p text:style-name="code"><text:span text:style-name="T1">#include</text:span><text:span text:style-name="T2">&lt;</text:span><text:span text:style-name="T4">cstdlib</text:span><text:span text:style-name="T2">&gt;</text:span></text:p>
      <text:p text:style-name="code"/>
      <text:p text:style-name="code"><text:span text:style-name="T3">using</text:span> <text:span text:style-name="T3">namespace</text:span> <text:span text:style-name="T5">std</text:span><text:span text:style-name="T6">;</text:span></text:p>
      <text:p text:style-name="code"/>
      <text:p text:style-name="code"><text:span text:style-name="T3">void</text:span> swap2<text:span text:style-name="T8">(</text:span><text:span text:style-name="T3">int</text:span> a<text:span text:style-name="T8">[</text:span><text:span text:style-name="T11">2</text:span><text:span text:style-name="T8">],</text:span> <text:span text:style-name="T3">int</text:span> b<text:span text:style-name="T8">[</text:span><text:span text:style-name="T11">2</text:span><text:span text:style-name="T8">])</text:span> <text:span text:style-name="T6">{</text:span></text:p>
      <text:p text:style-name="code"><text:s text:c="4"/><text:span text:style-name="T3">int</text:span> i <text:span text:style-name="T8">=</text:span> a<text:span text:style-name="T8">[</text:span><text:span text:style-name="T11">0</text:span><text:span text:style-name="T8">],</text:span> j <text:s text:c="3"/><text:span text:style-name="T8">=</text:span> a<text:span text:style-name="T8">[</text:span><text:span text:style-name="T11">1</text:span><text:span text:style-name="T8">]</text:span><text:span text:style-name="T6">;</text:span></text:p>
      <text:p text:style-name="code"><text:s text:c="5"/>a<text:span text:style-name="T8">[</text:span><text:span text:style-name="T11">0</text:span><text:span text:style-name="T8">]</text:span> <text:span text:style-name="T8">=</text:span> b<text:span text:style-name="T8">[</text:span><text:span text:style-name="T11">0</text:span><text:span text:style-name="T8">]</text:span><text:span text:style-name="T6">;</text:span> a<text:span text:style-name="T8">[</text:span><text:span text:style-name="T11">1</text:span><text:span text:style-name="T8">]</text:span> <text:span text:style-name="T8">=</text:span> b<text:span text:style-name="T8">[</text:span><text:span text:style-name="T11">1</text:span><text:span text:style-name="T8">]</text:span><text:span text:style-name="T6">;</text:span></text:p>
      <text:p text:style-name="code"><text:s text:c="5"/>b<text:span text:style-name="T8">[</text:span><text:span text:style-name="T11">0</text:span><text:span text:style-name="T8">]</text:span> <text:span text:style-name="T8">=</text:span> i<text:span text:style-name="T6">;</text:span> <text:s text:c="3"/>b<text:span text:style-name="T8">[</text:span><text:span text:style-name="T11">1</text:span><text:span text:style-name="T8">]</text:span> <text:span text:style-name="T8">=</text:span> j<text:span text:style-name="T6">;</text:span></text:p>
      <text:p text:style-name="code">}</text:p>
      <text:p text:style-name="code"/>
      <text:p text:style-name="code">// sorton is the i-th field we want to sort on</text:p>
      <text:p text:style-name="code">// sortorder is 0 if desc otherwise asc.</text:p>
      <text:p text:style-name="code"><text:span text:style-name="T3">void</text:span> sortDesc<text:span text:style-name="T8">(</text:span><text:span text:style-name="T3">int</text:span> data<text:span text:style-name="T8">[][</text:span><text:span text:style-name="T11">2</text:span><text:span text:style-name="T8">],</text:span> <text:span text:style-name="T3">int</text:span> len<text:span text:style-name="T8">,</text:span> <text:span text:style-name="T3">int</text:span> sorton <text:span text:style-name="T8">=</text:span> <text:span text:style-name="T11">1</text:span><text:span text:style-name="T8">,</text:span> <text:span text:style-name="T3">int</text:span> sortorder <text:span text:style-name="T8">=</text:span> <text:span text:style-name="T11">0</text:span><text:span text:style-name="T8">)</text:span> <text:span text:style-name="T6">{</text:span></text:p>
      <text:p text:style-name="code"><text:s text:c="4"/><text:span text:style-name="T13">// bubble sort; inefficient but it's enough here</text:span></text:p>
      <text:p text:style-name="code"><text:s text:c="4"/><text:span text:style-name="T3">int</text:span> k <text:span text:style-name="T8">=</text:span> <text:span text:style-name="T11">0</text:span><text:span text:style-name="T6">;</text:span></text:p>
      <text:p text:style-name="code"><text:s text:c="4"/><text:span text:style-name="T3">bool</text:span> ok <text:span text:style-name="T8">=</text:span> <text:span text:style-name="T3">false</text:span><text:span text:style-name="T6">;</text:span></text:p>
      <text:p text:style-name="code"><text:s text:c="4"/><text:span text:style-name="T3">for</text:span> 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len<text:span text:style-name="T6">;</text:span> i<text:span text:style-name="T8">++)</text:span> <text:span text:style-name="T6">{</text:span></text:p>
      <text:p text:style-name="code"><text:s text:c="8"/><text:span text:style-name="T3">if</text:span> <text:span text:style-name="T8">(</text:span>ok<text:span text:style-name="T8">)</text:span> <text:span text:style-name="T3">break</text:span><text:span text:style-name="T6">;</text:span></text:p>
      <text:p text:style-name="code"><text:s text:c="8"/>ok <text:span text:style-name="T8">=</text:span> <text:span text:style-name="T3">true</text:span><text:span text:style-name="T6">;</text:span></text:p>
      <text:p text:style-name="code"><text:s text:c="8"/><text:span text:style-name="T3">for</text:span> <text:span text:style-name="T8">(</text:span><text:span text:style-name="T3">int</text:span> j <text:span text:style-name="T8">=</text:span> i<text:span text:style-name="T6">;</text:span> j <text:span text:style-name="T8">&lt;</text:span> len<text:span text:style-name="T6">;</text:span> j<text:span text:style-name="T8">++)</text:span> <text:span text:style-name="T6">{</text:span></text:p>
      <text:p text:style-name="code"><text:s text:c="12"/><text:span text:style-name="T3">if</text:span> <text:span text:style-name="T8">(</text:span></text:p>
      <text:p text:style-name="code"><text:s text:c="14"/><text:span text:style-name="T8">(!</text:span>sortorder <text:span text:style-name="T8">&amp;&amp;</text:span> data<text:span text:style-name="T8">[</text:span>i<text:span text:style-name="T8">][</text:span>sorton<text:span text:style-name="T8">]</text:span> <text:span text:style-name="T8">&lt;</text:span> data<text:span text:style-name="T8">[</text:span>j<text:span text:style-name="T8">][</text:span>sorton<text:span text:style-name="T8">])</text:span> <text:span text:style-name="T8">||</text:span></text:p>
      <text:p text:style-name="code"><text:s text:c="14"/><text:span text:style-name="T8">(</text:span>sortorder <text:s/><text:span text:style-name="T8">&amp;&amp;</text:span> data<text:span text:style-name="T8">[</text:span>i<text:span text:style-name="T8">][</text:span>sorton<text:span text:style-name="T8">]</text:span> <text:span text:style-name="T8">&gt;</text:span> data<text:span text:style-name="T8">[</text:span>j<text:span text:style-name="T8">][</text:span>sorton<text:span text:style-name="T8">])</text:span></text:p>
      <text:p text:style-name="code"><text:s text:c="12"/><text:span text:style-name="T8">)</text:span> <text:span text:style-name="T6">{</text:span></text:p>
      <text:p text:style-name="code"><text:s text:c="16"/>ok <text:span text:style-name="T8">=</text:span> <text:span text:style-name="T3">false</text:span><text:span text:style-name="T6">;</text:span></text:p>
      <text:p text:style-name="code"><text:s text:c="16"/>swap2<text:span text:style-name="T8">(</text:span>data<text:span text:style-name="T8">[</text:span>i<text:span text:style-name="T8">],</text:span> data<text:span text:style-name="T8">[</text:span>j<text:span text:style-name="T8">])</text:span><text:span text:style-name="T6">;</text:span></text:p>
      <text:p text:style-name="code"><text:s text:c="12"/><text:span text:style-name="T6">}</text:span></text:p>
      <text:p text:style-name="code"><text:s text:c="8"/><text:span text:style-name="T6">}</text:span></text:p>
      <text:p text:style-name="code"><text:s text:c="4"/><text:span text:style-name="T6">}</text:span></text:p>
      <text:p text:style-name="code">}</text:p>
      <text:p text:style-name="code"/>
      <text:p text:style-name="code"><text:span text:style-name="T3">int</text:span> <text:span text:style-name="T7">main</text:span><text:span text:style-name="T8">()</text:span> <text:span text:style-name="T6">{</text:span></text:p>
      <text:p text:style-name="code"><text:s text:c="4"/><text:span text:style-name="T13">// maximum item is 100</text:span></text:p>
      <text:p text:style-name="code"><text:s text:c="4"/><text:span text:style-name="T3">int</text:span> a<text:span text:style-name="T8">[</text:span><text:span text:style-name="T11">100</text:span><text:span text:style-name="T8">][</text:span><text:span text:style-name="T11">2</text:span><text:span text:style-name="T8">]</text:span><text:span text:style-name="T6">;</text:span></text:p>
      <text:p text:style-name="code"><text:s text:c="4"/><text:span text:style-name="T3">int</text:span> n <text:span text:style-name="T8">=</text:span> <text:span text:style-name="T11">0</text:span><text:span text:style-name="T6">;</text:span></text:p>
      <text:p text:style-name="code"><text:soft-page-break/></text:p>
      <text:p text:style-name="code"><text:s text:c="4"/><text:span text:style-name="T9">cout</text:span> <text:span text:style-name="T8">&lt;&lt;</text:span> <text:span text:style-name="T2">"</text:span><text:span text:style-name="T10">Enter some data in stock: (100 items at most)</text:span><text:span text:style-name="T2">"</text:span> <text:span text:style-name="T8">&lt;&lt;</text:span> <text:span text:style-name="T9">endl</text:span><text:span text:style-name="T6">;</text:span></text:p>
      <text:p text:style-name="code"><text:s text:c="4"/><text:span text:style-name="T9">cout</text:span> <text:span text:style-name="T8">&lt;&lt;</text:span> <text:span text:style-name="T2">"</text:span><text:span text:style-name="T10">Syntax: [&lt;PartNo.&gt; &lt;Quantity&gt;], enter </text:span><text:span text:style-name="T22">\"</text:span><text:span text:style-name="T10">0 0</text:span><text:span text:style-name="T22">\"</text:span><text:span text:style-name="T10"> to end the input.</text:span><text:span text:style-name="T2">"</text:span> <text:span text:style-name="T8">&lt;&lt;</text:span> <text:span text:style-name="T9">endl</text:span><text:span text:style-name="T6">;</text:span></text:p>
      <text:p text:style-name="code"/>
      <text:p text:style-name="code"><text:s text:c="4"/><text:span text:style-name="T3">while</text:span><text:span text:style-name="T8">(</text:span>n <text:span text:style-name="T8">&lt;</text:span> <text:span text:style-name="T11">100</text:span><text:span text:style-name="T8">)</text:span> <text:span text:style-name="T6">{</text:span></text:p>
      <text:p text:style-name="code"><text:s text:c="8"/><text:span text:style-name="T9">cout</text:span> <text:span text:style-name="T8">&lt;&lt;</text:span> <text:span text:style-name="T2">"</text:span><text:span text:style-name="T10">#</text:span><text:span text:style-name="T2">"</text:span> <text:span text:style-name="T8">&lt;&lt;</text:span> <text:span text:style-name="T9">setw</text:span><text:span text:style-name="T8">(</text:span><text:span text:style-name="T11">3</text:span><text:span text:style-name="T8">)</text:span> <text:span text:style-name="T8">&lt;&lt;</text:span> right <text:span text:style-name="T8">&lt;&lt;</text:span> <text:span text:style-name="T8">(</text:span>n<text:span text:style-name="T8">+</text:span><text:span text:style-name="T11">1</text:span><text:span text:style-name="T8">)</text:span> <text:span text:style-name="T8">&lt;&lt;</text:span> <text:span text:style-name="T2">"</text:span><text:span text:style-name="T10">: </text:span><text:span text:style-name="T2">"</text:span><text:span text:style-name="T6">;</text:span></text:p>
      <text:p text:style-name="code"><text:s text:c="8"/><text:span text:style-name="T3">int</text:span> i<text:span text:style-name="T8">,</text:span> j<text:span text:style-name="T6">;</text:span></text:p>
      <text:p text:style-name="code"><text:s text:c="8"/><text:span text:style-name="T9">cin</text:span> <text:span text:style-name="T8">&gt;&gt;</text:span> i <text:span text:style-name="T8">&gt;&gt;</text:span> j<text:span text:style-name="T6">;</text:span></text:p>
      <text:p text:style-name="code"><text:s text:c="8"/><text:span text:style-name="T3">if</text:span> <text:span text:style-name="T8">(</text:span>i <text:span text:style-name="T8">==</text:span> <text:span text:style-name="T11">0</text:span> <text:span text:style-name="T8">&amp;&amp;</text:span> j <text:span text:style-name="T8">==</text:span> <text:span text:style-name="T11">0</text:span><text:span text:style-name="T8">)</text:span></text:p>
      <text:p text:style-name="code"><text:s text:c="12"/><text:span text:style-name="T3">break</text:span><text:span text:style-name="T6">;</text:span></text:p>
      <text:p text:style-name="code"><text:s text:c="8"/><text:span text:style-name="T3">else</text:span> <text:span text:style-name="T6">{</text:span> a<text:span text:style-name="T8">[</text:span>n<text:span text:style-name="T8">][</text:span><text:span text:style-name="T11">0</text:span><text:span text:style-name="T8">]</text:span> <text:span text:style-name="T8">=</text:span> i<text:span text:style-name="T6">;</text:span> a<text:span text:style-name="T8">[</text:span>n<text:span text:style-name="T8">][</text:span><text:span text:style-name="T11">1</text:span><text:span text:style-name="T8">]</text:span> <text:span text:style-name="T8">=</text:span> j<text:span text:style-name="T6">;</text:span> <text:span text:style-name="T6">}</text:span></text:p>
      <text:p text:style-name="code"><text:s text:c="8"/>n<text:span text:style-name="T8">++</text:span><text:span text:style-name="T6">;</text:span></text:p>
      <text:p text:style-name="code"><text:s text:c="4"/><text:span text:style-name="T6">}</text:span></text:p>
      <text:p text:style-name="code"/>
      <text:p text:style-name="code"><text:s text:c="4"/>sortDesc<text:span text:style-name="T8">(</text:span>a<text:span text:style-name="T8">,</text:span> n<text:span text:style-name="T8">)</text:span><text:span text:style-name="T6">;</text:span></text:p>
      <text:p text:style-name="code"/>
      <text:p text:style-name="code"><text:s text:c="4"/><text:span text:style-name="T9">cout</text:span> <text:span text:style-name="T8">&lt;&lt;</text:span> <text:span text:style-name="T9">endl</text:span><text:span text:style-name="T6">;</text:span></text:p>
      <text:p text:style-name="code"><text:s text:c="4"/><text:span text:style-name="T9">cout</text:span> <text:span text:style-name="T8">&lt;&lt;</text:span> <text:span text:style-name="T2">"</text:span><text:span text:style-name="T10">Sorted by quantity desc.: </text:span><text:span text:style-name="T2">"</text:span> <text:span text:style-name="T8">&lt;&lt;</text:span> <text:span text:style-name="T9">endl</text:span><text:span text:style-name="T6">;</text:span></text:p>
      <text:p text:style-name="code"><text:s text:c="4"/><text:span text:style-name="T3">for</text:span> 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n<text:span text:style-name="T6">;</text:span> i<text:span text:style-name="T8">++)</text:span> <text:span text:style-name="T6">{</text:span></text:p>
      <text:p text:style-name="code"><text:s text:c="8"/><text:span text:style-name="T9">cout</text:span> <text:span text:style-name="T8">&lt;&lt;</text:span> <text:span text:style-name="T9">setw</text:span><text:span text:style-name="T8">(</text:span><text:span text:style-name="T11">8</text:span><text:span text:style-name="T8">)</text:span> <text:span text:style-name="T8">&lt;&lt;</text:span> left <text:s/><text:span text:style-name="T8">&lt;&lt;</text:span> a<text:span text:style-name="T8">[</text:span>i<text:span text:style-name="T8">][</text:span><text:span text:style-name="T11">0</text:span><text:span text:style-name="T8">]</text:span></text:p>
      <text:p text:style-name="code"><text:s text:c="13"/><text:span text:style-name="T8">&lt;&lt;</text:span> <text:span text:style-name="T9">setw</text:span><text:span text:style-name="T8">(</text:span><text:span text:style-name="T11">8</text:span><text:span text:style-name="T8">)</text:span> <text:span text:style-name="T8">&lt;&lt;</text:span> right <text:span text:style-name="T8">&lt;&lt;</text:span> a<text:span text:style-name="T8">[</text:span>i<text:span text:style-name="T8">][</text:span><text:span text:style-name="T11">1</text:span><text:span text:style-name="T8">]</text:span> <text:span text:style-name="T8">&lt;&lt;</text:span> <text:span text:style-name="T9">endl</text:span><text:span text:style-name="T6">;</text:span></text:p>
      <text:p text:style-name="code"><text:s text:c="4"/><text:span text:style-name="T6">}</text:span></text:p>
      <text:p text:style-name="code"/>
      <text:p text:style-name="code"><text:s text:c="4"/>sortDesc<text:span text:style-name="T8">(</text:span>a<text:span text:style-name="T8">,</text:span> n<text:span text:style-name="T8">,</text:span> <text:span text:style-name="T11">0</text:span><text:span text:style-name="T8">,</text:span> <text:span text:style-name="T11">1</text:span><text:span text:style-name="T8">)</text:span><text:span text:style-name="T6">;</text:span></text:p>
      <text:p text:style-name="code"><text:s text:c="4"/><text:span text:style-name="T9">cout</text:span> <text:span text:style-name="T8">&lt;&lt;</text:span> <text:span text:style-name="T2">"</text:span><text:span text:style-name="T10">Sorted by product no. asc.: </text:span><text:span text:style-name="T2">"</text:span> <text:span text:style-name="T8">&lt;&lt;</text:span> <text:span text:style-name="T9">endl</text:span><text:span text:style-name="T6">;</text:span></text:p>
      <text:p text:style-name="code"><text:s text:c="4"/><text:span text:style-name="T3">for</text:span> 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n<text:span text:style-name="T6">;</text:span> i<text:span text:style-name="T8">++)</text:span> <text:span text:style-name="T6">{</text:span></text:p>
      <text:p text:style-name="code"><text:s text:c="8"/><text:span text:style-name="T9">cout</text:span> <text:span text:style-name="T8">&lt;&lt;</text:span> <text:span text:style-name="T9">setw</text:span><text:span text:style-name="T8">(</text:span><text:span text:style-name="T11">8</text:span><text:span text:style-name="T8">)</text:span> <text:span text:style-name="T8">&lt;&lt;</text:span> left <text:s/><text:span text:style-name="T8">&lt;&lt;</text:span> a<text:span text:style-name="T8">[</text:span>i<text:span text:style-name="T8">][</text:span><text:span text:style-name="T11">0</text:span><text:span text:style-name="T8">]</text:span></text:p>
      <text:p text:style-name="code"><text:s text:c="13"/><text:span text:style-name="T8">&lt;&lt;</text:span> <text:span text:style-name="T9">setw</text:span><text:span text:style-name="T8">(</text:span><text:span text:style-name="T11">8</text:span><text:span text:style-name="T8">)</text:span> <text:span text:style-name="T8">&lt;&lt;</text:span> right <text:span text:style-name="T8">&lt;&lt;</text:span> a<text:span text:style-name="T8">[</text:span>i<text:span text:style-name="T8">][</text:span><text:span text:style-name="T11">1</text:span><text:span text:style-name="T8">]</text:span> <text:span text:style-name="T8">&lt;&lt;</text:span> <text:span text:style-name="T9">endl</text:span><text:span text:style-name="T6">;</text:span></text:p>
      <text:p text:style-name="code"><text:s text:c="4"/><text:span text:style-name="T6">}</text:span></text:p>
      <text:p text:style-name="code"/>
      <text:p text:style-name="code">}</text:p>
      <text:p text:style-name="code"/>
      <text:p text:style-name="P23"/>
      <text:p text:style-name="P24"><text:span text:style-name="T20">D</text:span>.</text:p>
      <text:p text:style-name="P23"/>
      <text:p text:style-name="code">﻿<text:span text:style-name="T13">//================================================================</text:span></text:p>
      <text:p text:style-name="code">// <text:s/>PROGRAMMER <text:s/>: 潘廣霖</text:p>
      <text:p text:style-name="code">// <text:s/>DATE <text:s text:c="7"/>: 2015-11-08</text:p>
      <text:p text:style-name="code">// <text:s/>FILENAME <text:s text:c="3"/>: HW04D002.CPP</text:p>
      <text:p text:style-name="code">// <text:s/>DESCRIPTION : A 2-dice simulator.</text:p>
      <text:p text:style-name="code">//================================================================</text:p>
      <text:p text:style-name="code"/>
      <text:p text:style-name="code"><text:span text:style-name="T1">#include </text:span><text:span text:style-name="T2">"</text:span><text:span text:style-name="T4">stdafx.h</text:span><text:span text:style-name="T2">"</text:span></text:p>
      <text:p text:style-name="code"><text:span text:style-name="T1">#include</text:span><text:span text:style-name="T2">&lt;</text:span><text:span text:style-name="T4">iostream</text:span><text:span text:style-name="T2">&gt;</text:span></text:p>
      <text:p text:style-name="code"><text:span text:style-name="T1">#include</text:span><text:span text:style-name="T2">&lt;</text:span><text:span text:style-name="T4">algorithm</text:span><text:span text:style-name="T2">&gt;</text:span></text:p>
      <text:p text:style-name="code"><text:span text:style-name="T1">#include</text:span><text:span text:style-name="T2">&lt;</text:span><text:span text:style-name="T4">iomanip</text:span><text:span text:style-name="T2">&gt;</text:span></text:p>
      <text:p text:style-name="code"><text:span text:style-name="T1">#include</text:span><text:span text:style-name="T2">&lt;</text:span><text:span text:style-name="T4">cstdlib</text:span><text:span text:style-name="T2">&gt;</text:span></text:p>
      <text:p text:style-name="code"><text:span text:style-name="T1">#include</text:span><text:span text:style-name="T2">&lt;</text:span><text:span text:style-name="T4">ctime</text:span><text:span text:style-name="T2">&gt;</text:span></text:p>
      <text:p text:style-name="code"/>
      <text:p text:style-name="code"><text:span text:style-name="T3">using</text:span> <text:span text:style-name="T3">namespace</text:span> <text:span text:style-name="T5">std</text:span><text:span text:style-name="T6">;</text:span></text:p>
      <text:p text:style-name="code"/>
      <text:p text:style-name="code"><text:span text:style-name="T3">void</text:span> printPercentage<text:span text:style-name="T8">(</text:span><text:span text:style-name="T9">ostream</text:span><text:span text:style-name="T8">&amp;</text:span> os<text:span text:style-name="T8">,</text:span> <text:span text:style-name="T3">double</text:span> num<text:span text:style-name="T8">)</text:span> <text:span text:style-name="T6">{</text:span></text:p>
      <text:p text:style-name="code"><text:s text:c="4"/>os <text:span text:style-name="T8">&lt;&lt;</text:span> <text:span text:style-name="T8">(</text:span>num <text:span text:style-name="T8">*</text:span> <text:span text:style-name="T11">100</text:span><text:span text:style-name="T8">)</text:span> <text:span text:style-name="T8">&lt;&lt;</text:span> <text:span text:style-name="T2">"</text:span><text:span text:style-name="T10">%</text:span><text:span text:style-name="T2">"</text:span><text:span text:style-name="T6">;</text:span></text:p>
      <text:p text:style-name="code">}</text:p>
      <text:p text:style-name="code"/>
      <text:p text:style-name="code"><text:span text:style-name="T3">int</text:span> dice<text:span text:style-name="T8">()</text:span> <text:span text:style-name="T6">{</text:span> <text:span text:style-name="T3">return</text:span> <text:span text:style-name="T9">rand</text:span><text:span text:style-name="T8">()</text:span> <text:span text:style-name="T8">%</text:span> <text:span text:style-name="T11">6</text:span> <text:span text:style-name="T8">+</text:span> <text:span text:style-name="T11">1</text:span><text:span text:style-name="T6">;</text:span> <text:span text:style-name="T6">}</text:span></text:p>
      <text:p text:style-name="code"><text:span text:style-name="T3">int</text:span> toss<text:span text:style-name="T8">()</text:span> <text:span text:style-name="T6">{</text:span> <text:span text:style-name="T3">return</text:span> dice<text:span text:style-name="T8">()</text:span> <text:span text:style-name="T8">+</text:span> dice<text:span text:style-name="T8">()</text:span><text:span text:style-name="T6">;</text:span> <text:span text:style-name="T6">}</text:span></text:p>
      <text:p text:style-name="code"/>
      <text:p text:style-name="code"><text:span text:style-name="T3">void</text:span> showToss<text:span text:style-name="T8">(</text:span><text:span text:style-name="T3">int</text:span> cnt<text:span text:style-name="T8">)</text:span> <text:span text:style-name="T6">{</text:span></text:p>
      <text:p text:style-name="code"><text:s text:c="4"/><text:span text:style-name="T3">int</text:span> result<text:span text:style-name="T8">[</text:span><text:span text:style-name="T11">13</text:span><text:span text:style-name="T8">]</text:span> <text:span text:style-name="T8">=</text:span> <text:span text:style-name="T6">{</text:span><text:span text:style-name="T11">0</text:span><text:span text:style-name="T6">};</text:span></text:p>
      <text:p text:style-name="code"><text:s text:c="4"/><text:span text:style-name="T3">double</text:span> ther_prob_base <text:span text:style-name="T8">=</text:span> <text:span text:style-name="T12">1.0</text:span> <text:span text:style-name="T8">/</text:span> <text:span text:style-name="T11">36</text:span><text:span text:style-name="T6">;</text:span></text:p>
      <text:p text:style-name="code"/>
      <text:p text:style-name="code"><text:s text:c="4"/><text:span text:style-name="T3">for</text:span> 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cnt<text:span text:style-name="T6">;</text:span> i<text:span text:style-name="T8">++)</text:span> <text:span text:style-name="T6">{</text:span></text:p>
      <text:p text:style-name="code"><text:s text:c="8"/>result<text:span text:style-name="T8">[</text:span>toss<text:span text:style-name="T8">()]++</text:span><text:span text:style-name="T6">;</text:span></text:p>
      <text:p text:style-name="code"><text:s text:c="4"/><text:span text:style-name="T6">}</text:span></text:p>
      <text:p text:style-name="code"/>
      <text:p text:style-name="code"><text:s text:c="4"/><text:span text:style-name="T9">cout</text:span> <text:span text:style-name="T8">&lt;&lt;</text:span> <text:span text:style-name="T2">"</text:span><text:span text:style-name="T10">Tossing for </text:span><text:span text:style-name="T2">"</text:span> <text:span text:style-name="T8">&lt;&lt;</text:span> cnt <text:span text:style-name="T8">&lt;&lt;</text:span> <text:span text:style-name="T2">"</text:span><text:span text:style-name="T10"> times...</text:span><text:span text:style-name="T2">"</text:span> <text:span text:style-name="T8">&lt;&lt;</text:span> <text:span text:style-name="T9">endl</text:span><text:span text:style-name="T6">;</text:span></text:p>
      <text:p text:style-name="code"/>
      <text:p text:style-name="code"><text:s text:c="4"/><text:span text:style-name="T13">// set precision for all the floats we are going to output</text:span></text:p>
      <text:p text:style-name="code"><text:s text:c="4"/><text:span text:style-name="T9">cout</text:span> <text:span text:style-name="T8">&lt;&lt;</text:span> <text:span text:style-name="T9">setprecision</text:span><text:span text:style-name="T8">(</text:span><text:span text:style-name="T11">3</text:span><text:span text:style-name="T8">)</text:span> <text:span text:style-name="T8">&lt;&lt;</text:span> fixed<text:span text:style-name="T6">;</text:span></text:p>
      <text:p text:style-name="code"/>
      <text:p text:style-name="code"><text:s text:c="4"/><text:span text:style-name="T3">for</text:span> <text:span text:style-name="T8">(</text:span><text:span text:style-name="T3">int</text:span> i <text:span text:style-name="T8">=</text:span> <text:span text:style-name="T11">2</text:span><text:span text:style-name="T6">;</text:span> i <text:span text:style-name="T8">&lt;=</text:span> <text:span text:style-name="T11">12</text:span><text:span text:style-name="T6">;</text:span> i<text:span text:style-name="T8">++)</text:span> <text:span text:style-name="T6">{</text:span></text:p>
      <text:p text:style-name="code"><text:s text:c="8"/><text:span text:style-name="T3">double</text:span> exp_prob <text:span text:style-name="T8">=</text:span> <text:span text:style-name="T8">((</text:span><text:span text:style-name="T3">double</text:span><text:span text:style-name="T8">)</text:span>result<text:span text:style-name="T8">[</text:span>i<text:span text:style-name="T8">]</text:span> <text:span text:style-name="T8">/</text:span> cnt<text:span text:style-name="T8">)</text:span><text:span text:style-name="T6">;</text:span></text:p>
      <text:p text:style-name="code"><text:s text:c="8"/><text:span text:style-name="T3">double</text:span> ther_prob <text:span text:style-name="T8">=</text:span> ther_prob_base <text:span text:style-name="T8">*</text:span> <text:span text:style-name="T9">min</text:span><text:span text:style-name="T8">(</text:span>i<text:span text:style-name="T8">-</text:span><text:span text:style-name="T11">1</text:span><text:span text:style-name="T8">,</text:span> <text:span text:style-name="T11">13</text:span><text:span text:style-name="T8">-</text:span>i<text:span text:style-name="T8">)</text:span><text:span text:style-name="T6">;</text:span></text:p>
      <text:p text:style-name="code"/>
      <text:p text:style-name="code"><text:s text:c="8"/><text:span text:style-name="T9">cout</text:span> <text:span text:style-name="T8">&lt;&lt;</text:span> <text:span text:style-name="T9">setw</text:span><text:span text:style-name="T8">(</text:span><text:span text:style-name="T11">2</text:span><text:span text:style-name="T8">)</text:span> <text:span text:style-name="T8">&lt;&lt;</text:span> right <text:span text:style-name="T8">&lt;&lt;</text:span> i</text:p>
      <text:p text:style-name="code"><text:s text:c="13"/><text:span text:style-name="T8">&lt;&lt;</text:span> <text:span text:style-name="T2">"</text:span><text:span text:style-name="T10">: </text:span><text:span text:style-name="T2">"</text:span></text:p>
      <text:p text:style-name="code"><text:s text:c="13"/><text:span text:style-name="T8">&lt;&lt;</text:span> <text:span text:style-name="T9">setw</text:span><text:span text:style-name="T8">(</text:span><text:span text:style-name="T11">6</text:span><text:span text:style-name="T8">)</text:span> <text:span text:style-name="T8">&lt;&lt;</text:span> right <text:span text:style-name="T8">&lt;&lt;</text:span> result<text:span text:style-name="T8">[</text:span>i<text:span text:style-name="T8">]</text:span><text:span text:style-name="T6">;</text:span></text:p>
      <text:p text:style-name="code"/>
      <text:p text:style-name="code"><text:s text:c="8"/><text:span text:style-name="T9">cout</text:span> <text:span text:style-name="T8">&lt;&lt;</text:span> <text:span text:style-name="T2">"</text:span><text:span text:style-name="T10"> </text:span><text:span text:style-name="T2">"</text:span></text:p>
      <text:p text:style-name="code"><text:s text:c="13"/><text:span text:style-name="T8">&lt;&lt;</text:span> <text:span text:style-name="T9">setw</text:span><text:span text:style-name="T8">(</text:span><text:span text:style-name="T11">6</text:span><text:span text:style-name="T8">)</text:span><text:span text:style-name="T6">;</text:span></text:p>
      <text:p text:style-name="code"><text:s text:c="8"/><text:span text:style-name="T13">// experimental probability</text:span></text:p>
      <text:p text:style-name="code"><text:s text:c="8"/>printPercentage<text:span text:style-name="T8">(</text:span><text:span text:style-name="T9">cout</text:span><text:span text:style-name="T8">,</text:span> exp_prob<text:span text:style-name="T8">)</text:span><text:span text:style-name="T6">;</text:span></text:p>
      <text:p text:style-name="code"><text:soft-page-break/></text:p>
      <text:p text:style-name="code"><text:s text:c="8"/><text:span text:style-name="T9">cout</text:span> <text:span text:style-name="T8">&lt;&lt;</text:span> <text:span text:style-name="T2">"</text:span><text:span text:style-name="T10"> (</text:span><text:span text:style-name="T2">"</text:span></text:p>
      <text:p text:style-name="code"><text:s text:c="13"/><text:span text:style-name="T8">&lt;&lt;</text:span> <text:span text:style-name="T9">setw</text:span><text:span text:style-name="T8">(</text:span><text:span text:style-name="T11">6</text:span><text:span text:style-name="T8">)</text:span><text:span text:style-name="T6">;</text:span></text:p>
      <text:p text:style-name="code"><text:s text:c="8"/><text:span text:style-name="T13">// theorical probility</text:span></text:p>
      <text:p text:style-name="code"><text:s text:c="8"/>printPercentage<text:span text:style-name="T8">(</text:span><text:span text:style-name="T9">cout</text:span><text:span text:style-name="T8">,</text:span> ther_prob<text:span text:style-name="T8">)</text:span><text:span text:style-name="T6">;</text:span></text:p>
      <text:p text:style-name="code"/>
      <text:p text:style-name="code"><text:s text:c="8"/><text:span text:style-name="T9">cout</text:span> <text:span text:style-name="T8">&lt;&lt;</text:span> <text:span text:style-name="T2">"</text:span><text:span text:style-name="T10">, </text:span><text:span text:style-name="T2">"</text:span></text:p>
      <text:p text:style-name="code"><text:s text:c="13"/><text:span text:style-name="T8">&lt;&lt;</text:span> <text:span text:style-name="T9">setw</text:span><text:span text:style-name="T8">(</text:span><text:span text:style-name="T11">6</text:span><text:span text:style-name="T8">)</text:span> <text:span text:style-name="T8">&lt;&lt;</text:span> showpos<text:span text:style-name="T6">;</text:span></text:p>
      <text:p text:style-name="code"><text:s text:c="8"/><text:span text:style-name="T13">// difference</text:span></text:p>
      <text:p text:style-name="code"><text:s text:c="8"/>printPercentage<text:span text:style-name="T8">(</text:span><text:span text:style-name="T9">cout</text:span><text:span text:style-name="T8">,</text:span> ther_prob <text:span text:style-name="T8">-</text:span> exp_prob<text:span text:style-name="T8">)</text:span><text:span text:style-name="T6">;</text:span></text:p>
      <text:p text:style-name="code"/>
      <text:p text:style-name="code"><text:s text:c="8"/><text:span text:style-name="T9">cout</text:span> <text:span text:style-name="T8">&lt;&lt;</text:span> noshowpos</text:p>
      <text:p text:style-name="code"><text:s text:c="13"/><text:span text:style-name="T8">&lt;&lt;</text:span> <text:span text:style-name="T2">"</text:span><text:span text:style-name="T10">)</text:span><text:span text:style-name="T2">"</text:span></text:p>
      <text:p text:style-name="code"><text:s text:c="13"/><text:span text:style-name="T8">&lt;&lt;</text:span> <text:span text:style-name="T9">endl</text:span><text:span text:style-name="T6">;</text:span></text:p>
      <text:p text:style-name="code"><text:s text:c="4"/><text:span text:style-name="T6">}</text:span></text:p>
      <text:p text:style-name="code"/>
      <text:p text:style-name="code"><text:s text:c="4"/><text:span text:style-name="T9">cout</text:span> <text:span text:style-name="T8">&lt;&lt;</text:span> <text:span text:style-name="T9">endl</text:span><text:span text:style-name="T6">;</text:span></text:p>
      <text:p text:style-name="code">}</text:p>
      <text:p text:style-name="code"/>
      <text:p text:style-name="code"><text:span text:style-name="T3">int</text:span> <text:span text:style-name="T7">main</text:span><text:span text:style-name="T8">(</text:span><text:span text:style-name="T3">int</text:span> argc<text:span text:style-name="T8">,</text:span> _TCHAR<text:span text:style-name="T8">*</text:span> argv<text:span text:style-name="T8">[])</text:span> <text:span text:style-name="T6">{</text:span></text:p>
      <text:p text:style-name="code"/>
      <text:p text:style-name="code"><text:s text:c="4"/><text:span text:style-name="T13">// randomize; using time as random seed</text:span></text:p>
      <text:p text:style-name="code"><text:s text:c="4"/><text:span text:style-name="T9">srand</text:span><text:span text:style-name="T8">(</text:span><text:span text:style-name="T9">time</text:span><text:span text:style-name="T8">(</text:span><text:span text:style-name="T23">NULL</text:span><text:span text:style-name="T8">))</text:span><text:span text:style-name="T6">;</text:span></text:p>
      <text:p text:style-name="code"/>
      <text:p text:style-name="code"><text:s text:c="4"/>showToss<text:span text:style-name="T8">(</text:span><text:span text:style-name="T11">1000</text:span><text:span text:style-name="T8">)</text:span><text:span text:style-name="T6">;</text:span></text:p>
      <text:p text:style-name="code"><text:s text:c="4"/>showToss<text:span text:style-name="T8">(</text:span><text:span text:style-name="T11">10000</text:span><text:span text:style-name="T8">)</text:span><text:span text:style-name="T6">;</text:span></text:p>
      <text:p text:style-name="code"><text:s text:c="4"/>showToss<text:span text:style-name="T8">(</text:span><text:span text:style-name="T11">100000</text:span><text:span text:style-name="T8">)</text:span><text:span text:style-name="T6">;</text:span></text:p>
      <text:p text:style-name="code"/>
      <text:p text:style-name="code"><text:s text:c="4"/><text:span text:style-name="T9">cin</text:span><text:span text:style-name="T8">.</text:span>get<text:span text:style-name="T8">()</text:span><text:span text:style-name="T6">;</text:span></text:p>
      <text:p text:style-name="code">}</text:p>
      <text:p text:style-name="code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1" svg:font-family="'Droid Sans Fallback'" style:font-family-generic="swiss"/>
    <style:font-face style:name="Ubuntu Mono1" svg:font-family="'Ubuntu Mono'" style:font-pitch="fixed"/>
    <style:font-face style:name="Ubuntu Mono" svg:font-family="'Ubuntu Mono'" style:font-adornments="標準" style:font-pitch="fixed"/>
    <style:font-face style:name="Lato" svg:font-family="Lato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nap-to-layout-grid="false"/>
      <style:text-properties fo:color="#696969" style:font-name="Ubuntu Mono1" fo:font-family="'Ubuntu Mono'" style:font-pitch="fixed" fo:font-size="10pt" officeooo:rsid="001616a1" style:font-name-asian="Ubuntu Mono1" style:font-family-asian="'Ubuntu Mono'" style:font-pitch-asian="fixed" style:font-size-asian="10pt" style:font-name-complex="標楷體" style:font-family-complex="標楷體" style:font-family-generic-complex="scri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Preformatted_20_Text" style:class="text" style:master-page-name="">
      <style:paragraph-properties fo:line-height="115%" style:page-number="auto">
        <style:tab-stops/>
      </style:paragraph-properties>
      <style:text-properties style:font-name="Ubuntu Mono" fo:font-family="'Ubuntu Mono'" style:font-style-name="標準" style:font-pitch="fixed" fo:font-size="11pt" style:font-name-asian="思源黑體 HW Regular" style:font-family-asian="'思源黑體 HW Regular'" style:font-style-name-asian="標準" style:font-pitch-asian="variable" style:font-size-asian="11pt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95959" fo:font-size="8pt" style:font-size-asian="8pt"/>
    </style:style>
    <style:style style:name="MP2" style:family="paragraph" style:parent-style-name="Standard">
      <style:paragraph-properties fo:margin-left="-0.25cm" fo:margin-right="0cm" fo:text-indent="0cm" style:auto-text-indent="fals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ffffff"/>
    </style:style>
    <style:style style:name="M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87cm" draw:visible-area-height="1.014cm"/>
    </style:style>
    <style:page-layout style:name="Mpm1">
      <style:page-layout-properties fo:page-width="21.001cm" fo:page-height="29.7cm" style:num-format="1" style:print-orientation="portrait" fo:margin-top="1cm" fo:margin-bottom="2.54cm" fo:margin-left="3.175cm" fo:margin-right="3.175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4cm" fo:margin-left="0cm" fo:margin-right="0cm" fo:margin-bottom="1.44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框架1" text:anchor-type="char" svg:x="-1.334cm" svg:y="-0.09cm" svg:width="1.346cm" svg:height="1.298cm" draw:z-index="7"><draw:text-box><text:p text:style-name="MP2"><draw:frame draw:style-name="Mfr2" draw:name="物件1" text:anchor-type="as-char" svg:width="1.099cm" svg:height="0.889cm" draw:z-index="15"><draw:object-ole xlink:href="./Object 1" xlink:type="simple" xlink:show="embed" xlink:actuate="onLoad"/><draw:image xlink:href="./ObjectReplacements/Object 1" xlink:type="simple" xlink:show="embed" xlink:actuate="onLoad"/></draw:frame></text:p></draw:text-box></draw:frame>611 18200 Computer Programming Language</text:p>
        <text:p text:style-name="MP1">Department of Bio-Industrial Mechatronics Engineering</text:p>
        <text:p text:style-name="MP1">National Taiwan University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計算機程式語言</dc:title>
    <meta:initial-creator>林達德</meta:initial-creator>
    <meta:creation-date>2013-09-12T15:03:00</meta:creation-date>
    <dc:date>2015-11-12T04:25:56.911540229</dc:date>
    <meta:editing-cycles>18</meta:editing-cycles>
    <meta:editing-duration>P2171DT10H2M1S</meta:editing-duration>
    <meta:generator>LibreOffice/4.4.6.3$Linux_X86_64 LibreOffice_project/40m0$Build-3</meta:generator>
    <meta:document-statistic meta:table-count="2" meta:image-count="0" meta:object-count="1" meta:page-count="8" meta:paragraph-count="254" meta:word-count="1163" meta:character-count="6799" meta:non-whitespace-character-count="4970"/>
  </office:meta>
</office:document-meta>
</file>